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23.495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1.866cm"/>
    </style:style>
    <style:style style:name="co9" style:family="table-column">
      <style:table-column-properties fo:break-before="auto" style:column-width="13.414cm"/>
    </style:style>
    <style:style style:name="co10" style:family="table-column">
      <style:table-column-properties fo:break-before="auto" style:column-width="5.517cm"/>
    </style:style>
    <style:style style:name="co11" style:family="table-column">
      <style:table-column-properties fo:break-before="auto" style:column-width="1.655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485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1.528cm"/>
    </style:style>
    <style:style style:name="co18" style:family="table-column">
      <style:table-column-properties fo:break-before="auto" style:column-width="1.57cm"/>
    </style:style>
    <style:style style:name="co19" style:family="table-column">
      <style:table-column-properties fo:break-before="auto" style:column-width="14.474cm"/>
    </style:style>
    <style:style style:name="co20" style:family="table-column">
      <style:table-column-properties fo:break-before="auto" style:column-width="1.591cm"/>
    </style:style>
    <style:style style:name="co21" style:family="table-column">
      <style:table-column-properties fo:break-before="auto" style:column-width="3.926cm"/>
    </style:style>
    <style:style style:name="co22" style:family="table-column">
      <style:table-column-properties fo:break-before="auto" style:column-width="13.69cm"/>
    </style:style>
    <style:style style:name="co23" style:family="table-column">
      <style:table-column-properties fo:break-before="auto" style:column-width="1.464cm"/>
    </style:style>
    <style:style style:name="co24" style:family="table-column">
      <style:table-column-properties fo:break-before="auto" style:column-width="5.708cm"/>
    </style:style>
    <style:style style:name="co25" style:family="table-column">
      <style:table-column-properties fo:break-before="auto" style:column-width="15.748cm"/>
    </style:style>
    <style:style style:name="co26" style:family="table-column">
      <style:table-column-properties fo:break-before="auto" style:column-width="4.329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2.27cm"/>
    </style:style>
    <style:style style:name="co29" style:family="table-column">
      <style:table-column-properties fo:break-before="auto" style:column-width="3.247cm"/>
    </style:style>
    <style:style style:name="co30" style:family="table-column">
      <style:table-column-properties fo:break-before="auto" style:column-width="3.438cm"/>
    </style:style>
    <style:style style:name="co31" style:family="table-column">
      <style:table-column-properties fo:break-before="auto" style:column-width="12.799cm"/>
    </style:style>
    <style:style style:name="co32" style:family="table-column">
      <style:table-column-properties fo:break-before="auto" style:column-width="5.05cm"/>
    </style:style>
    <style:style style:name="co33" style:family="table-column">
      <style:table-column-properties fo:break-before="auto" style:column-width="1.782cm"/>
    </style:style>
    <style:style style:name="co34" style:family="table-column">
      <style:table-column-properties fo:break-before="auto" style:column-width="15.536cm"/>
    </style:style>
    <style:style style:name="co35" style:family="table-column">
      <style:table-column-properties fo:break-before="auto" style:column-width="2.907cm"/>
    </style:style>
    <style:style style:name="co36" style:family="table-column">
      <style:table-column-properties fo:break-before="auto" style:column-width="4.711cm"/>
    </style:style>
    <style:style style:name="co37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value-type" style:repeat-content="false"/>
    </style:style>
    <style:style style:name="ce3" style:family="table-cell" style:parent-style-name="Default">
      <style:table-cell-properties fo:background-color="#3465a4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15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8" style:family="table-cell" style:parent-style-name="Default">
      <style:table-cell-properties fo:background-color="#e6e905" style:text-align-source="fix" style:repeat-content="false"/>
      <style:paragraph-properties fo:text-align="center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center"/>
    </style:style>
    <style:style style:name="ce20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069a2e" style:text-align-source="fix" style:repeat-content="false"/>
      <style:paragraph-properties fo:text-align="center"/>
    </style:style>
    <style:style style:name="ce10" style:family="table-cell" style:parent-style-name="Default">
      <style:table-cell-properties fo:background-color="#ff8000" style:text-align-source="fix" style:repeat-content="false"/>
      <style:paragraph-properties fo:text-align="center"/>
    </style:style>
    <style:style style:name="ce25" style:family="table-cell" style:parent-style-name="Default">
      <style:table-cell-properties fo:background-color="#800080" style:text-align-source="fix" style:repeat-content="fals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automatic" loext:vertical-justify="auto"/>
      <style:paragraph-properties fo:text-align="justify" css3t:text-justify="auto"/>
    </style:style>
    <style:style style:name="ce27" style:family="table-cell" style:parent-style-name="Default">
      <style:table-cell-properties style:text-align-source="fix" style:repeat-content="false"/>
      <style:paragraph-properties fo:text-align="justify"/>
    </style:style>
    <style:style style:name="ce28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style:font-name-asian="JetBrains Mono" style:font-size-asian="9.5pt" style:font-name-complex="JetBrains Mono" style:font-size-complex="9.5pt"/>
    </style:style>
    <style:style style:name="ce29" style:family="table-cell" style:parent-style-name="Default">
      <style:table-cell-properties fo:background-color="#7b3d00" style:text-align-source="fix" style:repeat-content="false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fo:language="none" fo:country="none" style:font-name-asian="JetBrains Mono" style:font-size-asian="9.5pt" style:language-asian="none" style:country-asian="none" style:font-name-complex="JetBrains Mono" style:font-size-complex="9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Faction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ier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al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Typ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Abili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e</text:p>
          </table:table-cell>
          <table:table-cell office:value-type="string" calcext:value-type="string">
            <text:p>Нанести {damage} урона одному врагу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all</text:p>
          </table:table-cell>
          <table:table-cell office:value-type="string" calcext:value-type="string">
            <text:p>Нанести {damage} урона всем врагам, включая лидера враг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Нанести {damage} урона одному врагу и вылечить лидера на {heal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Нанести {damage} урона, затем если рука не полна, выбрать карту ЮНИТ из сброса, дать ей 1 заряд и восстановить в руку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Leader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ass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Lea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ders/239108_zDTeuyt.jpeg 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Leader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leaders/d4itkmq-83b1acf3-a4d9-4e08-b127-ca7299c5e6f5.jpg 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Lead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eaders/unnamed.png 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Lead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ers/1.jpg </text:p>
          </table:table-cell>
          <table:table-cell office:value-type="string" calcext:value-type="string">
            <text:p>False</text:p>
          </table:table-cell>
        </table:table-row>
        <table:table-row table:style-name="ro1" table:number-rows-repeated="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rds.Card" table:style-name="ta1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imag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ier1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.jpg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.jpeg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ldier2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.jpg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1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cards/4.jpg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ge1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.jpg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fficer1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6.jpg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7.jpg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ficer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8.jpg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ldier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9.jpg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ldier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0.jpg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ge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cards/11.jpg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ge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cards/12.jpg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fficer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cards/13.jpg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eneral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4.jpg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fficer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5.jpg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ge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6.jpg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ldier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7.jpg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neral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cards/18.jpg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ge5</text:p>
          </table:table-cell>
          <table:table-cell table:style-name="ce3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cards/19.jpg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ge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cards/20.jpg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cial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1.jpg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cial2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cards/22.jpg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ecial3</text:p>
          </table:table-cell>
          <table:table-cell table:style-name="ce3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3.jpg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4.jpg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сards/25.jpg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haman1</text:p>
          </table:table-cell>
          <table:table-cell table:style-name="ce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6.jpg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Deck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ead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-de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CardDeck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ck_id</text:p>
          </table:table-cell>
          <table:table-cell office:value-type="string" calcext:value-type="string">
            <text:p>card_id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Mov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style-name="ce26" office:value-type="string" calcext:value-type="string">
            <text:p>Каждый свой ход враг перемещается на одну клетку ниже, и если ему некуда ходить (он уже внизу, или под ним есть другой враг), он наносит лидеру игрока {damage} урон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Каждый свой ход враг стоит на месте и наносит лидеру игрока {damage} урона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Каждый свой ход враг прыгает на случайную клетку на поле. Наносит лидеру игрока {damage} урона, если на той случайной клетке уже есть другой враг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Ability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27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В начале игры один раз уменьшает hp вашей колоды на значение damage_onc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per-turn</text:p>
          </table:table-cell>
          <table:table-cell office:value-type="string" calcext:value-type="string">
            <text:p>На каждом ходе врага наносит вам урон damage_per_tur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self-per-turn</text:p>
          </table:table-cell>
          <table:table-cell office:value-type="string" calcext:value-type="string">
            <text:p>На каждом ходе врага он лечит себя на heal_self_per_turn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" table:style-name="ta1">
        <table:table-column table:style-name="co14" table:default-cell-style-name="ce1"/>
        <table:table-column table:style-name="co26" table:default-cell-style-name="ce1"/>
        <table:table-column table:style-name="co18" table:default-cell-style-name="ce1"/>
        <table:table-column table:style-name="co27" table:default-cell-style-name="ce1"/>
        <table:table-column table:style-name="co16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" table:default-cell-style-name="ce1"/>
        <table:table-column table:style-name="co31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damage-per-turn</text:p>
          </table:table-cell>
          <table:table-cell table:style-name="ce28" office:value-type="string" calcext:value-type="string">
            <text:p>heal_self_per_tur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imag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Enemy Leader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1269.jpg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Enemy Leader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1270.jpg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Enemy Leader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1268.jpg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" table:style-name="ta1">
        <table:table-column table:style-name="co1" table:default-cell-style-name="ce1"/>
        <table:table-column table:style-name="co32" table:default-cell-style-name="ce1"/>
        <table:table-column table:style-name="co33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34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imag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14.jpg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18.jpg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20.jpg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23.jpg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29.jpg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 table:style-name="ce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120.jpg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292.jpg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 table:style-name="ce6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49.jpg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 table:style-name="ce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147.jpg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 table:style-name="ce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91.jpg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 table:style-name="ce6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50.jpg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table:style-name="ce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230.jpg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table:style-name="ce6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162.jpg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ies/316.jpg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" table:style-name="ta1">
        <table:table-column table:style-name="co1" table:default-cell-style-name="ce1"/>
        <table:table-column table:style-name="co35" table:default-cell-style-name="ce1"/>
        <table:table-column table:style-name="co36" table:default-cell-style-name="ce1"/>
        <table:table-column table:style-name="co1" table:default-cell-style-name="ce1"/>
        <table:table-column table:style-name="co37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28" office:value-type="string" calcext:value-type="string">
            <text:p>starting_enemies_number</text:p>
          </table:table-cell>
          <table:table-cell table:style-name="ce30" office:value-type="string" calcext:value-type="string">
            <text:p>difficulty</text:p>
          </table:table-cell>
          <table:table-cell table:style-name="ce28" office:value-type="string" calcext:value-type="string">
            <text:p>enemy_leader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ровень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ровень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ровень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ровень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Уровень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Enemy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enemy_id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.00.0000</text:date>, <text:time style:data-style-name="N2" text:time-value="13:42:06.39546156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0:57:12.279313779</meta:creation-date>
    <dc:date>2022-03-05T13:43:47.231872187</dc:date>
    <meta:editing-duration>PT1H47M45S</meta:editing-duration>
    <meta:editing-cycles>14</meta:editing-cycles>
    <meta:generator>LibreOffice/6.4.7.2$Linux_X86_64 LibreOffice_project/40$Build-2</meta:generator>
    <meta:document-statistic meta:table-count="14" meta:cell-count="799" meta:object-count="0"/>
  </office:meta>
</office:document-meta>
</file>